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10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12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3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0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288cm" fo:min-width="0.5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288cm" fo:min-width="0.5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12" style:family="paragraph">
      <loext:graphic-properties draw:fill="none"/>
      <style:text-properties style:font-name="Liberation Serif" fo:font-size="6pt"/>
    </style:style>
    <style:style style:name="P13" style:family="paragraph">
      <loext:graphic-properties draw:fill="solid" draw:fill-color="#000000" draw:opacity="0%"/>
      <style:text-properties style:font-name="Liberation Serif" fo:font-size="6pt"/>
    </style:style>
    <style:style style:name="P14" style:family="paragraph">
      <loext:graphic-properties draw:fill="solid" draw:fill-color="#434343"/>
      <style:text-properties style:font-name="Liberation Serif" fo:font-size="6pt"/>
    </style:style>
    <style:style style:name="P15" style:family="paragraph">
      <loext:graphic-properties draw:fill="solid" draw:fill-color="#999999"/>
      <style:text-properties style:font-name="Liberation Serif" fo:font-size="6pt"/>
    </style:style>
    <style:style style:name="P16" style:family="paragraph">
      <loext:graphic-properties draw:fill="none"/>
      <style:text-properties fo:color="#000000" style:font-name="Liberation Serif" fo:font-size="6pt"/>
    </style:style>
    <style:style style:name="P17" style:family="paragraph">
      <loext:graphic-properties draw:fill="solid" draw:fill-color="#000000"/>
      <style:text-properties fo:color="#000000" style:font-name="Liberation Serif" fo:font-size="6pt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bold" style:font-weight-asian="bold" style:font-weight-complex="bold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e8e8e8" fo:font-size="8pt" fo:font-weight="normal" style:font-weight-asian="normal" style:font-weight-complex="normal"/>
    </style:style>
    <style:style style:name="T10" style:family="text">
      <style:text-properties fo:color="#000000" style:font-name="Liberation Serif" fo:font-size="8pt" fo:text-shadow="none" fo:font-weight="normal" style:font-size-asian="8pt" style:font-name-complex="Arial1" style:font-size-complex="8pt"/>
    </style:style>
    <style:style style:name="T11" style:family="text">
      <style:text-properties fo:color="#000000" style:font-name="Liberation Serif" fo:font-size="6pt" style:font-size-asian="12pt" style:font-name-complex="Arial1" style:font-size-complex="12pt"/>
    </style:style>
    <style:style style:name="T12" style:family="text">
      <style:text-properties fo:color="#000000" style:text-position="-33% 58%" style:font-name="Liberation Serif" fo:font-size="6pt" style:font-size-asian="12pt" style:font-name-complex="Arial1" style:font-size-complex="12pt"/>
    </style:style>
    <style:style style:name="T13" style:family="text">
      <style:text-properties fo:color="#1a1a1a" style:font-name="Liberation Serif" fo:font-size="6pt" style:font-size-asian="12pt" style:font-name-complex="Arial1" style:font-size-complex="12pt"/>
    </style:style>
    <style:style style:name="T14" style:family="text">
      <style:text-properties fo:color="#000000" style:font-name="Liberation Serif" fo:font-size="6pt" fo:text-shadow="none" fo:font-weight="normal" style:font-size-asian="6pt" style:font-weight-asian="normal" style:font-name-complex="Arial1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sustainability:</text:span></text:p>
            <text:p text:style-name="P8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8">Quality preservation</text:span></text:p>
                <text:p><text:span text:style-name="T8"/></text:p>
                <text:p><text:span text:style-name="T8">Application versatility</text:span></text:p>
                <text:p><text:span text:style-name="T8"/></text:p>
                <text:p><text:span text:style-name="T8">Platform compatibility</text:span></text:p>
                <text:p><text:span text:style-name="T8"/></text:p>
                <text:p><text:span text:style-name="T9">On-device 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3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3.837cm" svg:height="0.319cm" svg:x="7.437cm" svg:y="3.356cm">
          <draw:text-box>
            <text:p text:style-name="P10"><text:span text:style-name="T10">Power reduction relative to CPU</text:span></text:p>
          </draw:text-box>
        </draw:frame>
        <draw:line draw:style-name="gr7" draw:text-style-name="P12" draw:layer="layout" svg:x1="8.008cm" svg:y1="6.895cm" svg:x2="11.187cm" svg:y2="6.895cm">
          <text:p/>
        </draw:line>
        <draw:line draw:style-name="gr8" draw:text-style-name="P12" draw:layer="layout" svg:x1="8.008cm" svg:y1="6.294cm" svg:x2="11.187cm" svg:y2="6.294cm">
          <text:p/>
        </draw:line>
        <draw:line draw:style-name="gr8" draw:text-style-name="P12" draw:layer="layout" svg:x1="8.008cm" svg:y1="5.692cm" svg:x2="11.187cm" svg:y2="5.692cm">
          <text:p/>
        </draw:line>
        <draw:line draw:style-name="gr8" draw:text-style-name="P12" draw:layer="layout" svg:x1="8.008cm" svg:y1="5.091cm" svg:x2="11.187cm" svg:y2="5.091cm">
          <text:p/>
        </draw:line>
        <draw:line draw:style-name="gr8" draw:text-style-name="P12" draw:layer="layout" svg:x1="8.008cm" svg:y1="4.499cm" svg:x2="11.187cm" svg:y2="4.499cm">
          <text:p/>
        </draw:line>
        <draw:polygon draw:style-name="gr9" draw:text-style-name="P13" draw:layer="layout" svg:width="3.178cm" svg:height="0.009cm" svg:x="8.008cm" svg:y="6.696cm" svg:viewBox="0 0 3179 10" draw:points="0,0 3179,0 3179,10 0,10">
          <text:p/>
        </draw:polygon>
        <draw:polygon draw:style-name="gr9" draw:text-style-name="P13" draw:layer="layout" svg:width="3.178cm" svg:height="0.009cm" svg:x="8.008cm" svg:y="6.493cm" svg:viewBox="0 0 3179 10" draw:points="0,0 3179,0 3179,10 0,10">
          <text:p/>
        </draw:polygon>
        <draw:polygon draw:style-name="gr9" draw:text-style-name="P13" draw:layer="layout" svg:width="3.178cm" svg:height="0.009cm" svg:x="8.008cm" svg:y="6.095cm" svg:viewBox="0 0 3179 10" draw:points="0,0 3179,0 3179,10 0,10">
          <text:p/>
        </draw:polygon>
        <draw:polygon draw:style-name="gr9" draw:text-style-name="P13" draw:layer="layout" svg:width="3.178cm" svg:height="0.009cm" svg:x="8.008cm" svg:y="5.891cm" svg:viewBox="0 0 3179 10" draw:points="0,0 3179,0 3179,10 0,10">
          <text:p/>
        </draw:polygon>
        <draw:polygon draw:style-name="gr9" draw:text-style-name="P13" draw:layer="layout" svg:width="3.178cm" svg:height="0.009cm" svg:x="8.008cm" svg:y="5.494cm" svg:viewBox="0 0 3179 10" draw:points="0,0 3179,0 3179,10 0,10">
          <text:p/>
        </draw:polygon>
        <draw:polygon draw:style-name="gr9" draw:text-style-name="P13" draw:layer="layout" svg:width="3.178cm" svg:height="0.009cm" svg:x="8.008cm" svg:y="5.29cm" svg:viewBox="0 0 3179 10" draw:points="0,0 3179,0 3179,10 0,10">
          <text:p/>
        </draw:polygon>
        <draw:polygon draw:style-name="gr9" draw:text-style-name="P13" draw:layer="layout" svg:width="3.178cm" svg:height="0.009cm" svg:x="8.008cm" svg:y="4.892cm" svg:viewBox="0 0 3179 10" draw:points="0,0 3179,0 3179,10 0,10">
          <text:p/>
        </draw:polygon>
        <draw:polygon draw:style-name="gr9" draw:text-style-name="P13" draw:layer="layout" svg:width="3.178cm" svg:height="0.009cm" svg:x="8.008cm" svg:y="4.689cm" svg:viewBox="0 0 3179 10" draw:points="0,0 3179,0 3179,10 0,10">
          <text:p/>
        </draw:polygon>
        <draw:line draw:style-name="gr10" draw:text-style-name="P12" draw:layer="layout" svg:x1="8.008cm" svg:y1="6.895cm" svg:x2="8.008cm" svg:y2="4.499cm">
          <text:p/>
        </draw:line>
        <draw:path draw:style-name="gr9" draw:text-style-name="P13" draw:layer="layout" svg:width="0.305cm" svg:height="0.397cm" svg:x="8.339cm" svg:y="6.512cm" svg:viewBox="0 0 306 398" svg:d="M296 398h-286-10v-10-359h10-10c0-16 14-29 31-29v10-10h245v10-10c16 0 30 13 30 29h-10 10v359 10zM296 379v9h-10v-359c0-5-5-10-10-10h-245c-6 0-10 5-10 10v359h-11v-9z">
          <text:p/>
        </draw:path>
        <draw:path draw:style-name="gr11" draw:text-style-name="P14" draw:layer="layout" svg:width="0.285cm" svg:height="0.378cm" svg:x="8.349cm" svg:y="6.522cm" svg:viewBox="0 0 286 379" svg:d="M286 379h-286v-359c0-11 9-20 21-20h244c12 0 21 9 21 20z">
          <text:p/>
        </draw:path>
        <draw:path draw:style-name="gr9" draw:text-style-name="P13" draw:layer="layout" svg:width="0.305cm" svg:height="0.562cm" svg:x="9.297cm" svg:y="6.347cm" svg:viewBox="0 0 306 563" svg:d="M296 563h-286-10v-10-524h10-10c0-16 14-29 31-29v10-10h244v10-10c17 0 31 13 31 29h-10 10v524 10zM296 544v9h-10v-524c0-5-5-9-11-9h-244c-6 0-10 4-10 9v524h-11v-9z">
          <text:p/>
        </draw:path>
        <draw:path draw:style-name="gr11" draw:text-style-name="P14" draw:layer="layout" svg:width="0.284cm" svg:height="0.543cm" svg:x="9.307cm" svg:y="6.357cm" svg:viewBox="0 0 285 544" svg:d="M285 544h-285v-524c0-11 9-20 20-20h245c11 0 20 9 20 20z">
          <text:p/>
        </draw:path>
        <draw:path draw:style-name="gr9" draw:text-style-name="P13" draw:layer="layout" svg:width="0.305cm" svg:height="0.562cm" svg:x="10.244cm" svg:y="6.347cm" svg:viewBox="0 0 306 563" svg:d="M296 563h-286-10v-10-524h10-10c0-16 14-29 31-29v10-10h245v10-10c16 0 30 13 30 29h-10 10v524 10zM296 544v9h-10v-524c0-5-5-9-10-9h-245c-6 0-10 4-10 9v524h-11v-9z">
          <text:p/>
        </draw:path>
        <draw:path draw:style-name="gr11" draw:text-style-name="P14" draw:layer="layout" svg:width="0.285cm" svg:height="0.543cm" svg:x="10.254cm" svg:y="6.357cm" svg:viewBox="0 0 286 544" svg:d="M286 544h-286v-524c0-11 9-20 21-20h244c12 0 21 9 21 20z">
          <text:p/>
        </draw:path>
        <draw:path draw:style-name="gr9" draw:text-style-name="P13" draw:layer="layout" svg:width="0.305cm" svg:height="0.707cm" svg:x="8.645cm" svg:y="6.202cm" svg:viewBox="0 0 306 708" svg:d="M296 708h-286-10v-9-670h10-10c0-16 14-29 31-29v10-10h245v10-10c16 0 30 13 30 29h-10 10v670 9zM296 689v10h-10v-670c0-5-5-9-10-9h-245c-6 0-10 4-10 9v670h-11v-10z">
          <text:p/>
        </draw:path>
        <draw:path draw:style-name="gr12" draw:text-style-name="P15" draw:layer="layout" svg:width="0.285cm" svg:height="0.688cm" svg:x="8.655cm" svg:y="6.211cm" svg:viewBox="0 0 286 689" svg:d="M286 689h-286v-669c0-11 9-20 20-20h245c11 0 21 9 21 20z">
          <text:p/>
        </draw:path>
        <draw:path draw:style-name="gr9" draw:text-style-name="P13" draw:layer="layout" svg:width="0.305cm" svg:height="2.075cm" svg:x="9.603cm" svg:y="4.834cm" svg:viewBox="0 0 306 2076" svg:d="M296 2076h-286-10v-10-2037h10-10c0-16 14-29 30-29v10-10h245v10-10c17 0 31 13 31 29h-10 10v2037 10zM296 2057v9h-11v-2037c0-5-4-10-10-10h-245c-5 0-10 5-10 10v2037h-10v-9z">
          <text:p/>
        </draw:path>
        <draw:path draw:style-name="gr12" draw:text-style-name="P15" draw:layer="layout" svg:width="0.285cm" svg:height="2.056cm" svg:x="9.613cm" svg:y="4.844cm" svg:viewBox="0 0 286 2057" svg:d="M286 2057h-286v-2037c0-11 9-20 20-20h245c11 0 21 9 21 20z">
          <text:p/>
        </draw:path>
        <draw:path draw:style-name="gr9" draw:text-style-name="P13" draw:layer="layout" svg:width="0.305cm" svg:height="2.027cm" svg:x="10.55cm" svg:y="4.882cm" svg:viewBox="0 0 306 2028" svg:d="M296 2028h-286-10v-10-1989h10-10c0-16 14-29 31-29v10-10h245v10-10c16 0 30 13 30 29h-10 10v1989 10zM296 2008v10h-10v-1989c0-5-5-9-10-9h-245c-6 0-10 4-10 9v1989h-11v-10z">
          <text:p/>
        </draw:path>
        <draw:path draw:style-name="gr12" draw:text-style-name="P15" draw:layer="layout" svg:width="0.284cm" svg:height="2.007cm" svg:x="10.56cm" svg:y="4.892cm" svg:viewBox="0 0 285 2008" svg:d="M285 2008h-285v-1988c0-11 9-20 21-20h244c11 0 20 9 20 20z">
          <text:p/>
        </draw:path>
        <draw:line draw:style-name="gr10" draw:text-style-name="P12" draw:layer="layout" svg:x1="7.977cm" svg:y1="6.701cm" svg:x2="8.038cm" svg:y2="6.701cm">
          <text:p/>
        </draw:line>
        <draw:line draw:style-name="gr10" draw:text-style-name="P12" draw:layer="layout" svg:x1="7.977cm" svg:y1="6.497cm" svg:x2="8.038cm" svg:y2="6.497cm">
          <text:p/>
        </draw:line>
        <draw:line draw:style-name="gr10" draw:text-style-name="P12" draw:layer="layout" svg:x1="7.977cm" svg:y1="6.1cm" svg:x2="8.038cm" svg:y2="6.1cm">
          <text:p/>
        </draw:line>
        <draw:line draw:style-name="gr10" draw:text-style-name="P12" draw:layer="layout" svg:x1="7.977cm" svg:y1="5.896cm" svg:x2="8.038cm" svg:y2="5.896cm">
          <text:p/>
        </draw:line>
        <draw:line draw:style-name="gr10" draw:text-style-name="P12" draw:layer="layout" svg:x1="7.977cm" svg:y1="5.498cm" svg:x2="8.038cm" svg:y2="5.498cm">
          <text:p/>
        </draw:line>
        <draw:line draw:style-name="gr10" draw:text-style-name="P12" draw:layer="layout" svg:x1="7.977cm" svg:y1="5.295cm" svg:x2="8.038cm" svg:y2="5.295cm">
          <text:p/>
        </draw:line>
        <draw:line draw:style-name="gr10" draw:text-style-name="P12" draw:layer="layout" svg:x1="7.977cm" svg:y1="4.897cm" svg:x2="8.038cm" svg:y2="4.897cm">
          <text:p/>
        </draw:line>
        <draw:line draw:style-name="gr10" draw:text-style-name="P12" draw:layer="layout" svg:x1="7.977cm" svg:y1="4.693cm" svg:x2="8.038cm" svg:y2="4.693cm">
          <text:p/>
        </draw:line>
        <draw:line draw:style-name="gr10" draw:text-style-name="P12" draw:layer="layout" svg:x1="7.947cm" svg:y1="6.895cm" svg:x2="8.069cm" svg:y2="6.895cm">
          <text:p/>
        </draw:line>
        <draw:line draw:style-name="gr10" draw:text-style-name="P12" draw:layer="layout" svg:x1="7.947cm" svg:y1="6.294cm" svg:x2="8.069cm" svg:y2="6.294cm">
          <text:p/>
        </draw:line>
        <draw:line draw:style-name="gr10" draw:text-style-name="P12" draw:layer="layout" svg:x1="7.947cm" svg:y1="5.692cm" svg:x2="8.069cm" svg:y2="5.692cm">
          <text:p/>
        </draw:line>
        <draw:line draw:style-name="gr10" draw:text-style-name="P12" draw:layer="layout" svg:x1="7.947cm" svg:y1="5.091cm" svg:x2="8.069cm" svg:y2="5.091cm">
          <text:p/>
        </draw:line>
        <draw:line draw:style-name="gr10" draw:text-style-name="P12" draw:layer="layout" svg:x1="7.947cm" svg:y1="4.499cm" svg:x2="8.069cm" svg:y2="4.499cm">
          <text:p/>
        </draw:line>
        <draw:path draw:style-name="gr13" draw:text-style-name="P16" draw:layer="layout" svg:width="0.348cm" svg:height="0.085cm" svg:x="8.308cm" svg:y="6.2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4" draw:text-style-name="P17" draw:layer="layout" svg:width="0.348cm" svg:height="0.085cm" svg:x="8.308cm" svg:y="6.2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3" draw:text-style-name="P16" draw:layer="layout" svg:width="0.366cm" svg:height="0.085cm" svg:x="9.266cm" svg:y="6.1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4" draw:text-style-name="P17" draw:layer="layout" svg:width="0.366cm" svg:height="0.085cm" svg:x="9.266cm" svg:y="6.1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3" draw:text-style-name="P16" draw:layer="layout" svg:width="0.371cm" svg:height="0.085cm" svg:x="10.214cm" svg:y="6.1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4" draw:text-style-name="P17" draw:layer="layout" svg:width="0.371cm" svg:height="0.085cm" svg:x="10.214cm" svg:y="6.1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3" draw:text-style-name="P16" draw:layer="layout" svg:width="0.375cm" svg:height="0.085cm" svg:x="8.61cm" svg:y="5.9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4" draw:text-style-name="P17" draw:layer="layout" svg:width="0.375cm" svg:height="0.085cm" svg:x="8.61cm" svg:y="5.9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3" draw:text-style-name="P16" draw:layer="layout" svg:width="0.37cm" svg:height="0.084cm" svg:x="9.57cm" svg:y="4.6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4" draw:text-style-name="P17" draw:layer="layout" svg:width="0.37cm" svg:height="0.084cm" svg:x="9.57cm" svg:y="4.6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3" draw:text-style-name="P16" draw:layer="layout" svg:width="0.368cm" svg:height="0.085cm" svg:x="10.517cm" svg:y="4.6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path draw:style-name="gr14" draw:text-style-name="P17" draw:layer="layout" svg:width="0.368cm" svg:height="0.085cm" svg:x="10.517cm" svg:y="4.6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frame draw:style-name="gr15" draw:text-style-name="P18" draw:layer="layout" svg:width="0.108cm" svg:height="0.239cm" svg:x="7.719cm" svg:y="6.776cm">
          <draw:text-box>
            <text:p text:style-name="P10"><text:span text:style-name="T11">0</text:span></text:p>
          </draw:text-box>
        </draw:frame>
        <draw:frame draw:style-name="gr16" draw:text-style-name="P18" draw:layer="layout" svg:width="0.32cm" svg:height="0.239cm" svg:x="7.577cm" svg:y="6.176cm">
          <draw:text-box>
            <text:p text:style-name="P10"><text:span text:style-name="T11">200</text:span></text:p>
          </draw:text-box>
        </draw:frame>
        <draw:frame draw:style-name="gr16" draw:text-style-name="P18" draw:layer="layout" svg:width="0.32cm" svg:height="0.239cm" svg:x="7.577cm" svg:y="5.575cm">
          <draw:text-box>
            <text:p text:style-name="P10"><text:span text:style-name="T11">400</text:span></text:p>
          </draw:text-box>
        </draw:frame>
        <draw:frame draw:style-name="gr16" draw:text-style-name="P18" draw:layer="layout" svg:width="0.32cm" svg:height="0.239cm" svg:x="7.577cm" svg:y="4.974cm">
          <draw:text-box>
            <text:p text:style-name="P10"><text:span text:style-name="T11">600</text:span></text:p>
          </draw:text-box>
        </draw:frame>
        <draw:frame draw:style-name="gr16" draw:text-style-name="P18" draw:layer="layout" svg:width="0.32cm" svg:height="0.239cm" svg:x="7.577cm" svg:y="4.374cm">
          <draw:text-box>
            <text:p text:style-name="P10"><text:span text:style-name="T11">800</text:span></text:p>
          </draw:text-box>
        </draw:frame>
        <draw:frame draw:style-name="gr17" draw:text-style-name="P18" draw:layer="layout" svg:width="0.548cm" svg:height="0.288cm" svg:x="8.451cm" svg:y="7.006cm">
          <draw:text-box>
            <text:p text:style-name="P10"><text:span text:style-name="T11">Conv</text:span><text:span text:style-name="T12">A</text:span></text:p>
          </draw:text-box>
        </draw:frame>
        <draw:frame draw:style-name="gr18" draw:text-style-name="P18" draw:layer="layout" svg:width="0.539cm" svg:height="0.288cm" svg:x="9.401cm" svg:y="7.005cm">
          <draw:text-box>
            <text:p text:style-name="P10"><text:span text:style-name="T11">Conv</text:span><text:span text:style-name="T12">B</text:span></text:p>
          </draw:text-box>
        </draw:frame>
        <draw:frame draw:style-name="gr18" draw:text-style-name="P18" draw:layer="layout" svg:width="0.539cm" svg:height="0.288cm" svg:x="10.374cm" svg:y="7.005cm">
          <draw:text-box>
            <text:p text:style-name="P10"><text:span text:style-name="T11">Conv</text:span><text:span text:style-name="T12">C</text:span></text:p>
          </draw:text-box>
        </draw:frame>
        <draw:path draw:style-name="gr11" draw:text-style-name="P14" draw:layer="layout" svg:width="0.118cm" svg:height="0.132cm" svg:x="7.962cm" svg:y="3.957cm" svg:viewBox="0 0 119 133" svg:d="M0 11c0-6 5-11 10-11h100c5 0 9 5 9 11v111c0 6-4 11-9 11h-100c-5 0-10-5-10-11z">
          <text:p/>
        </draw:path>
        <draw:path draw:style-name="gr12" draw:text-style-name="P15" draw:layer="layout" svg:width="0.118cm" svg:height="0.105cm" svg:x="9.874cm" svg:y="3.957cm" svg:viewBox="0 0 119 106" svg:d="M0 9c0-5 5-9 10-9h100c5 0 9 4 9 9v88c0 5-4 9-9 9h-100c-5 0-10-4-10-9z">
          <text:p/>
        </draw:path>
        <draw:frame draw:style-name="gr19" draw:text-style-name="P18" draw:layer="layout" svg:width="1.23cm" svg:height="0.239cm" svg:x="8.107cm" svg:y="3.902cm">
          <draw:text-box>
            <text:p text:style-name="P10"><text:span text:style-name="T13">Floating-Point</text:span></text:p>
          </draw:text-box>
        </draw:frame>
        <draw:frame draw:style-name="gr20" draw:text-style-name="P18" draw:layer="layout" svg:width="1.217cm" svg:height="0.239cm" svg:x="10.016cm" svg:y="3.886cm">
          <draw:text-box>
            <text:p text:style-name="P10"><text:span text:style-name="T13">Hybrid-Float6</text:span></text:p>
          </draw:text-box>
        </draw:frame>
        <draw:frame draw:style-name="gr21" draw:text-style-name="P19" draw:layer="layout" svg:width="2.314cm" svg:height="0.727cm" draw:transform="rotate (1.5707963267949) translate (7.063cm 6.562cm)">
          <draw:text-box>
            <text:p><text:span text:style-name="T14">Power reduction</text:span></text:p>
          </draw:text-box>
        </draw:frame>
        <draw:frame draw:style-name="gr22" draw:text-style-name="P18" draw:layer="layout" svg:width="1.446cm" svg:height="0.239cm" svg:x="8.807cm" svg:y="7.403cm">
          <draw:text-box>
            <text:p text:style-name="P10"><text:span text:style-name="T13">Tensor ope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3:23.744222109</dc:date>
    <meta:editing-duration>PT2H42M38S</meta:editing-duration>
    <meta:editing-cycles>32</meta:editing-cycles>
    <meta:generator>LibreOffice/6.4.7.2$Linux_X86_64 LibreOffice_project/40$Build-2</meta:generator>
    <meta:document-statistic meta:object-count="71"/>
  </office:meta>
</office:document-meta>
</file>